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  <style:text-properties style:font-name="Times New Roman" fo:font-size="18pt" fo:font-style="italic" fo:font-weight="bold" officeooo:rsid="0021524a" officeooo:paragraph-rsid="0015df9f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8pt" fo:font-style="italic" fo:font-weight="bold" officeooo:rsid="0021524a" officeooo:paragraph-rsid="0015df9f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Text_20_body" style:list-style-name="L1">
      <style:paragraph-properties fo:text-align="justify" style:justify-single-word="false"/>
      <style:text-properties style:font-name="Times New Roman" fo:font-size="18pt" fo:font-style="italic" fo:font-weight="bold" officeooo:rsid="001f41fb" officeooo:paragraph-rsid="0015df9f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8pt" fo:font-style="italic" fo:font-weight="bold" officeooo:rsid="0016342b" officeooo:paragraph-rsid="0016342b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8pt" fo:font-style="italic" fo:font-weight="bold" officeooo:rsid="0016763d" officeooo:paragraph-rsid="0016763d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Times New Roman" fo:font-size="18pt" fo:font-weight="bold" officeooo:rsid="001f41fb" officeooo:paragraph-rsid="0015df9f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8pt" fo:font-weight="bold" officeooo:rsid="001f41fb" officeooo:paragraph-rsid="0015df9f" style:font-size-asian="18pt" style:font-weight-asian="bold" style:font-size-complex="18pt" style:font-weight-complex="bold"/>
    </style:style>
    <style:style style:name="T1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20d192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15df9f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167567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5df9f" style:font-size-asian="12.25pt" style:font-weight-asian="normal" style:font-size-complex="14pt" style:font-weight-complex="normal"/>
    </style:style>
    <style:style style:name="T7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">Definición das variables:</text:span></text:p>
      <text:list xml:id="list3064816005934854495" text:style-name="L1">
        <text:list-item>
          <text:p text:style-name="P6"><text:span text:style-name="T7">D </text:span><text:span text:style-name="T1">: varia entre 1 en 100 e que serve para o principio de localidade, esta variable será pasada polo usuario. E necesario que os distintos valores de </text:span><text:span text:style-name="T7">D </text:span><text:span text:style-name="T1">non sexan proximos entre si.</text:span></text:p>
        </text:list-item>
        <text:list-item>
          <text:p text:style-name="P3"><text:span text:style-name="T5">L </text:span><text:span text:style-name="T1">: representa o número de liñas cache que serán lidas, este valor ven determinado por un factor que multiplicará ao tamanho de liña das cache de primeiro e segundo nivel.</text:span></text:p>
        </text:list-item>
        <text:list-item>
          <text:p text:style-name="P3"><text:span text:style-name="T5">R </text:span><text:span text:style-name="T1">: número de accesos ao vector, este valor determinase </text:span><text:span text:style-name="T3">en función do valor de D, no caso de que D sexa menor que 8 calculase </text:span><text:span text:style-name="T1">da seguinte forma</text:span><text:span text:style-name="T1"><draw:frame draw:style-name="fr1" draw:name="Objeto1" text:anchor-type="as-char" svg:y="-0.377cm" svg:width="1.649cm" svg:height="0.467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2">sendo </text:span><text:span text:style-name="T2"><draw:frame draw:style-name="fr1" draw:name="Objeto2" text:anchor-type="as-char" svg:y="-0.377cm" svg:width="1.829cm" svg:height="0.467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2">polo que </text:span><text:span text:style-name="T2"><draw:frame draw:style-name="fr1" draw:name="Objeto3" text:anchor-type="as-char" svg:y="-0.619cm" svg:width="1.281cm" svg:height="0.998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2">, </text:span><text:span text:style-name="T3">no caso contrario </text:span><text:span text:style-name="T3"><draw:frame draw:style-name="fr2" draw:name="Objeto4" text:anchor-type="as-char" svg:y="-0.377cm" svg:width="1.113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debido a que senón o número de accesos que van realizarse e menor que o número de liñas que deben ser lidas. Así garantizamos o acceso a </text:span><text:span text:style-name="T6">L</text:span><text:span text:style-name="T3"> liñas.</text:span></text:p>
        </text:list-item>
        <text:list-item>
          <text:p text:style-name="P1"><text:span text:style-name="T2">V</text:span><text:span text:style-name="T1">ector </text:span><text:span text:style-name="T5">A</text:span><text:span text:style-name="T1"> : é vector que conten os elementos que serán sumados, ten un tamanho de </text:span><text:span text:style-name="T5">R.D</text:span><text:span text:style-name="T1"> , xa que realizanse </text:span><text:span text:style-name="T5">R </text:span><text:span text:style-name="T1">accesos salto en </text:span><text:span text:style-name="T5">D</text:span><text:span text:style-name="T1"> elementos, o vector esta realizado con doubles aleatorios.</text:span></text:p>
        </text:list-item>
        <text:list-item>
          <text:p text:style-name="P1"><text:span text:style-name="T1">Vector e</text:span><text:span text:style-name="T5"> </text:span><text:span text:style-name="T1">: é o vector encargado de facer o accesos a </text:span><text:span text:style-name="T5">A</text:span><text:span text:style-name="T1"> ten un tamanho de 10</text:span><text:span text:style-name="T5">R</text:span><text:span text:style-name="T1"> e esta composto por 10 secuencias de </text:span><text:span text:style-name="T5">R </text:span><text:span text:style-name="T1">indices da forma 0, </text:span><text:span text:style-name="T5">D</text:span><text:span text:style-name="T1">, 2</text:span><text:span text:style-name="T5">D</text:span><text:span text:style-name="T1">, 3</text:span><text:span text:style-name="T5">D</text:span><text:span text:style-name="T1">, etc.</text:span></text:p>
        </text:list-item>
      </text:list>
      <text:p text:style-name="P2"><text:span text:style-name="T1"/></text:p>
      <text:p text:style-name="P4"><text:span text:style-name="T1">Iniciase a xeración dos doubles que irán no vector </text:span><text:span text:style-name="T5">A</text:span><text:span text:style-name="T1">, o bucle recorrerá dende o 0 ata o tamanho máximo do vector que é </text:span><text:span text:style-name="T5">R.D</text:span><text:span text:style-name="T1">. Posteriormente inicializase o vector </text:span><text:span text:style-name="T5">e</text:span><text:span text:style-name="T1">, este está composto por 10 secuencias de </text:span><text:span text:style-name="T5">R</text:span><text:span text:style-name="T1"> indices, para elo faise un bucle dende 0 ata </text:span><text:span text:style-name="T5">10.R</text:span><text:span text:style-name="T1"> onde cando o iterador sexa un multiplo de </text:span><text:span text:style-name="T5">R</text:span><text:span text:style-name="T1"> aumentaremos en unha unidad un factor </text:span><text:span text:style-name="T5">k</text:span><text:span text:style-name="T1">, este factor multiplicarase por </text:span><text:span text:style-name="T5">D</text:span><text:span text:style-name="T1"> e insertarase no vector, desta forma conseguiremos secuencias de 0,D,2D,3D,</text:span><text:span text:style-name="T4">etc...</text:span></text:p>
      <text:p text:style-name="P4"><text:span text:style-name="T1">for(z=0; z&lt;R*D;z++)</text:span></text:p>
      <text:p text:style-name="P4"><text:span text:style-name="T1"><text:s text:c="8"/>*(A+z) = genera_aleatorio();</text:span></text:p>
      <text:p text:style-name="P4"><text:span text:style-name="T1"/></text:p>
      <text:p text:style-name="P4"><text:span text:style-name="T1"><text:tab/>// Generación de secuencias de D cada R índices</text:span></text:p>
      <text:p text:style-name="P4"><text:span text:style-name="T1"><text:tab/>e[0]=0;</text:span></text:p>
      <text:p text:style-name="P4"><text:span text:style-name="T1"><text:tab/>for(i=1;i&lt;10*R;i++){</text:span></text:p>
      <text:p text:style-name="P4"><text:soft-page-break/><text:span text:style-name="T1"><text:tab/><text:tab/>if(i%R==0)</text:span></text:p>
      <text:p text:style-name="P4"><text:span text:style-name="T1"><text:tab/><text:tab/><text:tab/>k+=1;</text:span></text:p>
      <text:p text:style-name="P4"><text:span text:style-name="T1"><text:tab/><text:tab/>e[i]=k*D;</text:span></text:p>
      <text:p text:style-name="P4"><text:span text:style-name="T1"><text:tab/>}</text:span></text:p>
      <text:p text:style-name="P4"><text:span text:style-name="T1"/></text:p>
      <text:p text:style-name="P4"><text:span text:style-name="T1"/></text:p>
      <text:p text:style-name="P5"><text:span text:style-name="T1"><text:tab/>for(i=0;i&lt;10;i++){</text:span></text:p>
      <text:p text:style-name="P5"><text:span text:style-name="T1"><text:tab/><text:tab/>start_counter();</text:span></text:p>
      <text:p text:style-name="P5"><text:span text:style-name="T1"><text:tab/><text:tab/>double sum = 0;</text:span></text:p>
      <text:p text:style-name="P5"><text:span text:style-name="T1"/></text:p>
      <text:p text:style-name="P5"><text:span text:style-name="T1"><text:s text:c="8"/>//Sumar las posciones multiplos de D desde el vector e, estas están cada R indices</text:span></text:p>
      <text:p text:style-name="P5"><text:span text:style-name="T1"><text:tab/><text:tab/>for(j=0;j&lt;R*10;j=j+R)</text:span></text:p>
      <text:p text:style-name="P5"><text:span text:style-name="T1"><text:tab/><text:tab/><text:tab/>sum+=*(A+e[j]);</text:span></text:p>
      <text:p text:style-name="P5"><text:span text:style-name="T1"/></text:p>
      <text:p text:style-name="P5"><text:span text:style-name="T1"><text:tab/><text:tab/>//Guardar Resultados</text:span></text:p>
      <text:p text:style-name="P5"><text:span text:style-name="T1"><text:tab/><text:tab/>S[i]=sum;</text:span></text:p>
      <text:p text:style-name="P5"><text:span text:style-name="T1"><text:tab/><text:tab/>ck=get_counter();</text:span></text:p>
      <text:p text:style-name="P5"><text:span text:style-name="T1"/></text:p>
      <text:p text:style-name="P5"><text:span text:style-name="T1"><text:s text:c="8"/>//Guardar ciclos</text:span></text:p>
      <text:p text:style-name="P5"><text:span text:style-name="T1"><text:tab/><text:tab/>ciclos[i]=ck;</text:span></text:p>
      <text:p text:style-name="P5"><text:span text:style-name="T1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8:03:42.495653743</meta:creation-date>
    <dc:date>2016-03-16T18:32:16.707013789</dc:date>
    <meta:editing-duration>PT8M13S</meta:editing-duration>
    <meta:editing-cycles>2</meta:editing-cycles>
    <meta:generator>LibreOffice/5.1.1.2$Linux_X86_64 LibreOffice_project/10m0$Build-2</meta:generator>
    <meta:document-statistic meta:table-count="0" meta:image-count="0" meta:object-count="4" meta:page-count="2" meta:paragraph-count="28" meta:word-count="335" meta:character-count="1936" meta:non-whitespace-character-count="1580"/>
  </office:meta>
</office:document-meta>
</file>

<file path=Object 1/content.xml><?xml version="1.0" encoding="utf-8"?>
<math xmlns="http://www.w3.org/1998/Math/MathML" display="block">
  <semantics>
    <mrow>
      <mi>R</mi>
      <mn>.</mn>
      <mrow>
        <mi>D</mi>
        <mo stretchy="false">≥</mo>
        <mi>L</mi>
      </mrow>
    </mrow>
    <annotation encoding="StarMath 5.0">R.D&gt;=L</annotation>
  </semantics>
</math>
</file>

<file path=Object 2/content.xml><?xml version="1.0" encoding="utf-8"?>
<math xmlns="http://www.w3.org/1998/Math/MathML" display="block">
  <semantics>
    <mrow>
      <mrow>
        <mi>L</mi>
        <mo stretchy="false">=</mo>
        <mi>x</mi>
      </mrow>
      <mn>.512</mn>
    </mrow>
    <annotation encoding="StarMath 5.0">L=x.512</annotation>
  </semantics>
</math>
</file>

<file path=Object 3/content.xml><?xml version="1.0" encoding="utf-8"?>
<math xmlns="http://www.w3.org/1998/Math/MathML" display="block">
  <semantics>
    <mrow>
      <mi>R</mi>
      <mo stretchy="false">≥</mo>
      <mfrac>
        <mi>L</mi>
        <mi>D</mi>
      </mfrac>
    </mrow>
    <annotation encoding="StarMath 5.0">R&gt;= {L} over {D} </annotation>
  </semantics>
</math>
</file>

<file path=Object 4/content.xml><?xml version="1.0" encoding="utf-8"?>
<math xmlns="http://www.w3.org/1998/Math/MathML" display="block">
  <semantics>
    <mrow>
      <mi>R</mi>
      <mo stretchy="false">=</mo>
      <mi>L</mi>
    </mrow>
    <annotation encoding="StarMath 5.0">R=L</annotation>
  </semantics>
</math>
</file>